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officeooo:paragraph-rsid="001614ed"/>
    </style:style>
    <style:style style:name="P4" style:family="paragraph" style:parent-style-name="Text_20_body" style:master-page-name="">
      <style:paragraph-properties style:page-number="auto" fo:break-before="auto" fo:break-after="auto"/>
      <style:text-properties officeooo:paragraph-rsid="001614ed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4637" officeooo:paragraph-rsid="00184637" style:text-blinking="false" fo:background-color="transparen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weight="bold"/>
    </style:style>
    <style:style style:name="T3" style:family="text">
      <style:text-properties officeooo:rsid="001614e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##pront</text:p>
      <text:p text:style-name="P5">"Actúa como un Senior Web Developer. Crea el código completo (HTML, CSS moderno y JavaScript) para un sitio web de bienes raíces.</text:p>
      <text:p text:style-name="P2">Estilo y Diseño:</text:p>
      <text:list text:style-name="L1">
        <text:list-item>
          <text:p text:style-name="P7">Usa una paleta de colores de lujo: <text:span text:style-name="T2">Azul Marino (#1A2B3C), Dorado suave (#C5A059)</text:span> y fondos blancos limpios.</text:p>
        </text:list-item>
        <text:list-item>
          <text:p text:style-name="P7">El diseño debe ser responsivo (Mobile First) y elegante.</text:p>
        </text:list-item>
      </text:list>
      <text:p text:style-name="P2">Secciones requeridas:</text:p>
      <text:list text:style-name="L2">
        <text:list-item>
          <text:p text:style-name="P8"><text:span text:style-name="T2">Header:</text:span> Logo, navegación y botón de contacto.</text:p>
        </text:list-item>
        <text:list-item>
          <text:p text:style-name="P8"><text:span text:style-name="T2">Hero:</text:span> Imagen de impacto con el texto 'Encuentra el hogar que cuenta tu historia' y un buscador simple.</text:p>
        </text:list-item>
        <text:list-item>
          <text:p text:style-name="P8"><text:span text:style-name="T2">Propiedades:</text:span> 3 tarjetas (cards) de ejemplo con imagen, precio y ubicación.</text:p>
        </text:list-item>
        <text:list-item>
          <text:p text:style-name="P8"><text:span text:style-name="T2">Sobre mí:</text:span> Usa este texto: 'Soy [<text:span text:style-name="T3">Dinorah Nation</text:span>], tu aliada en bienes raíces. Mi enfoque es entender tu estilo de vida para conectar con la casa perfecta, garantizando un proceso seguro y sin estrés'. (Deja espacio para una foto de perfil).</text:p>
        </text:list-item>
        <text:list-item>
          <text:p text:style-name="P8"><text:span text:style-name="T2">Formulario de Contacto:</text:span> Debe incluir campos para: Nombre, Email, Teléfono, Tipo de interés (dropdown: Comprar/Vender/Rentar), Presupuesto y Mensaje.</text:p>
        </text:list-item>
      </text:list>
      <text:p text:style-name="P4"><text:span text:style-name="T2">Entrega:</text:span> Provee el código organizado y con comentarios sencillos para una principiante. </text:p>
      <text:p text:style-name="P3">Si el código es muy largo, avísame para pedirte que continúes."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oogle Sans" svg:font-family="'Google Sans', sans-serif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08:50:36.390652374</meta:creation-date>
    <dc:date>2026-01-31T16:37:10.009486130</dc:date>
    <meta:editing-duration>PT25M57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79" meta:character-count="1106" meta:non-whitespace-character-count="946"/>
  </office:meta>
</office:document-meta>
</file>